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T2" style:parent-style-name="Fuentedepárrafopredeter." style:family="text">
      <style:text-properties style:font-name="Times New Roman" style:font-name-complex="Times New Roman"/>
    </style:style>
    <style:style style:name="T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" style:parent-style-name="Fuentedepárrafopredeter." style:family="text">
      <style:text-properties style:font-name="Times New Roman" style:font-name-complex="Times New Roman"/>
    </style:style>
    <style:style style:name="T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6" style:parent-style-name="Fuentedepárrafopredeter." style:family="text">
      <style:text-properties style:font-name="Times New Roman" style:font-name-complex="Times New Roman"/>
    </style:style>
    <style:style style:name="T7" style:parent-style-name="Fuentedepárrafopredeter." style:family="text">
      <style:text-properties style:font-name="Times New Roman" style:font-name-complex="Times New Roman"/>
    </style:style>
    <style:style style:name="T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9" style:parent-style-name="Fuentedepárrafopredeter." style:family="text">
      <style:text-properties style:font-name="Times New Roman" style:font-name-complex="Times New Roman"/>
    </style:style>
    <style:style style:name="T1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1" style:parent-style-name="Fuentedepárrafopredeter." style:family="text">
      <style:text-properties style:font-name="Times New Roman" style:font-name-complex="Times New Roman"/>
    </style:style>
    <style:style style:name="T12" style:parent-style-name="Fuentedepárrafopredeter." style:family="text">
      <style:text-properties style:font-name="Times New Roman" style:font-name-complex="Times New Roman"/>
    </style:style>
    <style:style style:name="T1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4" style:parent-style-name="Fuentedepárrafopredeter." style:family="text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/>
    </style:style>
    <style:style style:name="P16" style:parent-style-name="Normal" style:family="paragraph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Normal" style:family="paragraph">
      <style:text-properties style:font-name="Times New Roman" style:font-name-complex="Times New Roman"/>
    </style:style>
    <style:style style:name="P21" style:parent-style-name="Normal" style:family="paragraph">
      <style:text-properties style:font-name="Times New Roman" style:font-name-complex="Times New Roman"/>
    </style:style>
    <style:style style:name="P22" style:parent-style-name="Normal" style:family="paragraph">
      <style:text-properties style:font-name="Times New Roman" style:font-name-complex="Times New Roman"/>
    </style:style>
    <style:style style:name="T2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4" style:parent-style-name="Fuentedepárrafopredeter." style:family="text">
      <style:text-properties style:font-name="Times New Roman" style:font-name-complex="Times New Roman"/>
    </style:style>
    <style:style style:name="T25" style:parent-style-name="Fuentedepárrafopredeter." style:family="text">
      <style:text-properties style:font-name="Times New Roman" style:font-name-complex="Times New Roman"/>
    </style:style>
    <style:style style:name="T2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7" style:parent-style-name="Fuentedepárrafopredeter." style:family="text">
      <style:text-properties style:font-name="Times New Roman" style:font-name-complex="Times New Roman"/>
    </style:style>
    <style:style style:name="T28" style:parent-style-name="Fuentedepárrafopredeter." style:family="text">
      <style:text-properties style:font-name="Wingdings" style:font-name-asian="Wingdings" style:font-name-complex="Wingdings"/>
    </style:style>
    <style:style style:name="T29" style:parent-style-name="Fuentedepárrafopredeter." style:family="text">
      <style:text-properties style:font-name="Times New Roman" style:font-name-complex="Times New Roman"/>
    </style:style>
    <style:style style:name="T30" style:parent-style-name="Fuentedepárrafopredeter." style:family="text">
      <style:text-properties style:font-name="Times New Roman" style:font-name-complex="Times New Roman"/>
    </style:style>
    <style:style style:name="T31" style:parent-style-name="Fuentedepárrafopredeter." style:family="text">
      <style:text-properties style:font-name="Times New Roman" style:font-name-complex="Times New Roman"/>
    </style:style>
    <style:style style:name="T3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3" style:parent-style-name="Fuentedepárrafopredeter." style:family="text">
      <style:text-properties style:font-name="Times New Roman" style:font-name-complex="Times New Roman"/>
    </style:style>
    <style:style style:name="T34" style:parent-style-name="Fuentedepárrafopredeter." style:family="text">
      <style:text-properties style:font-name="Wingdings" style:font-name-asian="Wingdings" style:font-name-complex="Wingdings"/>
    </style:style>
    <style:style style:name="T35" style:parent-style-name="Fuentedepárrafopredeter." style:family="text">
      <style:text-properties style:font-name="Times New Roman" style:font-name-complex="Times New Roman"/>
    </style:style>
    <style:style style:name="T36" style:parent-style-name="Fuentedepárrafopredeter." style:family="text">
      <style:text-properties style:font-name="Times New Roman" style:font-name-complex="Times New Roman"/>
    </style:style>
    <style:style style:name="T37" style:parent-style-name="Fuentedepárrafopredeter." style:family="text">
      <style:text-properties style:font-name="Times New Roman" style:font-name-complex="Times New Roman"/>
    </style:style>
    <style:style style:name="T3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9" style:parent-style-name="Fuentedepárrafopredeter." style:family="text">
      <style:text-properties style:font-name="Times New Roman" style:font-name-complex="Times New Roman"/>
    </style:style>
    <style:style style:name="T40" style:parent-style-name="Fuentedepárrafopredeter." style:family="text">
      <style:text-properties style:font-name="Wingdings" style:font-name-asian="Wingdings" style:font-name-complex="Wingdings"/>
    </style:style>
    <style:style style:name="T41" style:parent-style-name="Fuentedepárrafopredeter." style:family="text">
      <style:text-properties style:font-name="Times New Roman" style:font-name-complex="Times New Roman"/>
    </style:style>
    <style:style style:name="T42" style:parent-style-name="Fuentedepárrafopredeter." style:family="text">
      <style:text-properties style:font-name="Times New Roman" style:font-name-complex="Times New Roman"/>
    </style:style>
    <style:style style:name="T4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4" style:parent-style-name="Fuentedepárrafopredeter." style:family="text">
      <style:text-properties style:font-name="Times New Roman" style:font-name-complex="Times New Roman"/>
    </style:style>
    <style:style style:name="T45" style:parent-style-name="Fuentedepárrafopredeter." style:family="text">
      <style:text-properties style:font-name="Wingdings" style:font-name-asian="Wingdings" style:font-name-complex="Wingdings"/>
    </style:style>
    <style:style style:name="T46" style:parent-style-name="Fuentedepárrafopredeter." style:family="text">
      <style:text-properties style:font-name="Times New Roman" style:font-name-complex="Times New Roman"/>
    </style:style>
    <style:style style:name="T47" style:parent-style-name="Fuentedepárrafopredeter." style:family="text">
      <style:text-properties style:font-name="Times New Roman" style:font-name-complex="Times New Roman"/>
    </style:style>
    <style:style style:name="T4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9" style:parent-style-name="Fuentedepárrafopredeter." style:family="text">
      <style:text-properties style:font-name="Times New Roman" style:font-name-complex="Times New Roman"/>
    </style:style>
    <style:style style:name="T50" style:parent-style-name="Fuentedepárrafopredeter." style:family="text">
      <style:text-properties style:font-name="Wingdings" style:font-name-asian="Wingdings" style:font-name-complex="Wingdings"/>
    </style:style>
    <style:style style:name="T51" style:parent-style-name="Fuentedepárrafopredeter." style:family="text">
      <style:text-properties style:font-name="Times New Roman" style:font-name-complex="Times New Roman"/>
    </style:style>
    <style:style style:name="T52" style:parent-style-name="Fuentedepárrafopredeter." style:family="text">
      <style:text-properties style:font-name="Times New Roman" style:font-name-complex="Times New Roman"/>
    </style:style>
    <style:style style:name="T53" style:parent-style-name="Fuentedepárrafopredeter." style:family="text">
      <style:text-properties style:font-name="Times New Roman" style:font-name-complex="Times New Roman"/>
    </style:style>
    <style:style style:name="T5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5" style:parent-style-name="Fuentedepárrafopredeter." style:family="text">
      <style:text-properties style:font-name="Times New Roman" style:font-name-complex="Times New Roman"/>
    </style:style>
    <style:style style:name="T56" style:parent-style-name="Fuentedepárrafopredeter." style:family="text">
      <style:text-properties style:font-name="Times New Roman" style:font-name-complex="Times New Roman"/>
    </style:style>
    <style:style style:name="T57" style:parent-style-name="Fuentedepárrafopredeter." style:family="text">
      <style:text-properties style:font-name="Wingdings" style:font-name-asian="Wingdings" style:font-name-complex="Wingdings"/>
    </style:style>
    <style:style style:name="T58" style:parent-style-name="Fuentedepárrafopredeter." style:family="text">
      <style:text-properties style:font-name="Times New Roman" style:font-name-complex="Times New Roman"/>
    </style:style>
    <style:style style:name="T59" style:parent-style-name="Fuentedepárrafopredeter." style:family="text">
      <style:text-properties style:font-name="Times New Roman" style:font-name-complex="Times New Roman"/>
    </style:style>
    <style:style style:name="T6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61" style:parent-style-name="Fuentedepárrafopredeter." style:family="text">
      <style:text-properties style:font-name="Times New Roman" style:font-name-complex="Times New Roman"/>
    </style:style>
    <style:style style:name="T62" style:parent-style-name="Fuentedepárrafopredeter." style:family="text">
      <style:text-properties style:font-name="Wingdings" style:font-name-asian="Wingdings" style:font-name-complex="Wingdings"/>
    </style:style>
    <style:style style:name="T63" style:parent-style-name="Fuentedepárrafopredeter." style:family="text">
      <style:text-properties style:font-name="Times New Roman" style:font-name-complex="Times New Roman"/>
    </style:style>
    <style:style style:name="T64" style:parent-style-name="Fuentedepárrafopredeter." style:family="text">
      <style:text-properties style:font-name="Times New Roman" style:font-name-complex="Times New Roman"/>
    </style:style>
    <style:style style:name="T6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66" style:parent-style-name="Fuentedepárrafopredeter." style:family="text">
      <style:text-properties style:font-name="Times New Roman" style:font-name-complex="Times New Roman"/>
    </style:style>
    <style:style style:name="T67" style:parent-style-name="Fuentedepárrafopredeter." style:family="text">
      <style:text-properties style:font-name="Wingdings" style:font-name-asian="Wingdings" style:font-name-complex="Wingdings"/>
    </style:style>
    <style:style style:name="T68" style:parent-style-name="Fuentedepárrafopredeter." style:family="text">
      <style:text-properties style:font-name="Times New Roman" style:font-name-complex="Times New Roman"/>
    </style:style>
    <style:style style:name="T69" style:parent-style-name="Fuentedepárrafopredeter." style:family="text">
      <style:text-properties style:font-name="Times New Roman" style:font-name-complex="Times New Roman"/>
    </style:style>
    <style:style style:name="T7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1" style:parent-style-name="Fuentedepárrafopredeter." style:family="text">
      <style:text-properties style:font-name="Times New Roman" style:font-name-complex="Times New Roman"/>
    </style:style>
    <style:style style:name="T72" style:parent-style-name="Fuentedepárrafopredeter." style:family="text">
      <style:text-properties style:font-name="Wingdings" style:font-name-asian="Wingdings" style:font-name-complex="Wingdings"/>
    </style:style>
    <style:style style:name="T73" style:parent-style-name="Fuentedepárrafopredeter." style:family="text">
      <style:text-properties style:font-name="Times New Roman" style:font-name-complex="Times New Roman"/>
    </style:style>
    <style:style style:name="T74" style:parent-style-name="Fuentedepárrafopredeter." style:family="text">
      <style:text-properties style:font-name="Times New Roman" style:font-name-complex="Times New Roman"/>
    </style:style>
    <style:style style:name="T7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6" style:parent-style-name="Fuentedepárrafopredeter." style:family="text">
      <style:text-properties style:font-name="Times New Roman" style:font-name-complex="Times New Roman"/>
    </style:style>
    <style:style style:name="T77" style:parent-style-name="Fuentedepárrafopredeter." style:family="text">
      <style:text-properties style:font-name="Wingdings" style:font-name-asian="Wingdings" style:font-name-complex="Wingdings"/>
    </style:style>
    <style:style style:name="T78" style:parent-style-name="Fuentedepárrafopredeter." style:family="text">
      <style:text-properties style:font-name="Times New Roman" style:font-name-complex="Times New Roman"/>
    </style:style>
    <style:style style:name="T79" style:parent-style-name="Fuentedepárrafopredeter." style:family="text">
      <style:text-properties style:font-name="Times New Roman" style:font-name-complex="Times New Roman"/>
    </style:style>
    <style:style style:name="T8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8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82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8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84" style:parent-style-name="Fuentedepárrafopredeter.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Actividad 5.</text:p>
      <text:p text:style-name="Normal"><text:span text:style-name="T2">Durante el diseño de una aplicación para la<text:s/></text:span><text:span text:style-name="T3">compra de prendas de ropa</text:span><text:span text:style-name="T4">, el equipo debe decidir qué<text:s/></text:span><text:span text:style-name="T5">tipo de control de interfaz</text:span><text:span text:style-name="T6"><text:s/>resulta más apropiado en cada situación.<text:s/></text:span></text:p>
      <text:p text:style-name="Normal"><text:span text:style-name="T7">Selecciona el control<text:s/></text:span><text:span text:style-name="T8">entre los que hemos visto en la teoría</text:span><text:span text:style-name="T9">, teniendo en cuenta el tipo de información, el número de opciones y la acción esperada por parte del usuario.<text:s/></text:span></text:p>
      <text:p text:style-name="Normal"><text:span text:style-name="T10">Controles disponibles</text:span><text:span text:style-name="T11"><text:s/></text:span></text:p>
      <text:p text:style-name="Normal"><text:span text:style-name="T12">Puedes elegir<text:s/></text:span><text:span text:style-name="T13">solo entre los siguientes tipos de control</text:span><text:span text:style-name="T14">:<text:s/></text:span></text:p>
      <text:p text:style-name="P15">•Botón<text:s/></text:p>
      <text:p text:style-name="P16">•Entrada de texto<text:s/></text:p>
      <text:p text:style-name="P17">•Lista desplegable<text:s/></text:p>
      <text:p text:style-name="P18">•Casilla de verificación<text:s/></text:p>
      <text:p text:style-name="P19">•Botón de radio<text:s/></text:p>
      <text:p text:style-name="P20">•Barra de progreso<text:s/></text:p>
      <text:p text:style-name="P21">•Control deslizante (slider)<text:s/></text:p>
      <text:p text:style-name="P22">•Selector de fecha y hora<text:s/></text:p>
      <text:p text:style-name="Normal"><text:span text:style-name="T23">Casos propuestos</text:span><text:span text:style-name="T24"><text:s/></text:span></text:p>
      <text:p text:style-name="Normal"><text:span text:style-name="T25">1.</text:span><text:span text:style-name="T26">Cantidad de prendas</text:span><text:span text:style-name="T27"><text:s/>(máximo 10 unidades).<text:s/></text:span><text:span text:style-name="T28"></text:span><text:span text:style-name="T29"><text:s/></text:span><text:span text:style-name="T30"><text:s/>Control deslizante</text:span></text:p>
      <text:p text:style-name="Normal"><text:span text:style-name="T31">2.</text:span><text:span text:style-name="T32">Talla disponible</text:span><text:span text:style-name="T33"><text:s/>(S, M, L, XL, XXL).<text:s/></text:span><text:span text:style-name="T34"></text:span><text:span text:style-name="T35"><text:s/>Lista desplegable</text:span><text:span text:style-name="T36">/ Botón de radio</text:span></text:p>
      <text:p text:style-name="Normal"><text:span text:style-name="T37">3.</text:span><text:span text:style-name="T38">Color de la prenda</text:span><text:span text:style-name="T39"><text:s/>(rojo, azul, verde, negro, blanco).<text:s/></text:span><text:span text:style-name="T40"></text:span><text:span text:style-name="T41">Lista desplegable /Selector de color</text:span></text:p>
      <text:p text:style-name="Normal"><text:span text:style-name="T42">4.</text:span><text:span text:style-name="T43">Fecha de entrega deseada.</text:span><text:span text:style-name="T44"><text:s/></text:span><text:span text:style-name="T45"></text:span><text:span text:style-name="T46"><text:s/>Selector de fecha y hora</text:span></text:p>
      <text:p text:style-name="Normal"><text:span text:style-name="T47">5.</text:span><text:span text:style-name="T48">Envolver para regalo (sí/no).</text:span><text:span text:style-name="T49"><text:s/></text:span><text:span text:style-name="T50"></text:span><text:span text:style-name="T51"><text:s/></text:span><text:span text:style-name="T52">Casilla de verificación</text:span></text:p>
      <text:p text:style-name="Normal"><text:span text:style-name="T53">6.</text:span><text:span text:style-name="T54">Mensaje para la tarjeta de regalo.</text:span><text:span text:style-name="T55"><text:s/></text:span><text:span text:style-name="T56">-</text:span><text:span text:style-name="T57"></text:span><text:span text:style-name="T58"><text:s/>Entrada de texto</text:span></text:p>
      <text:p text:style-name="Normal"><text:span text:style-name="T59">7.</text:span><text:span text:style-name="T60">Método de envío</text:span><text:span text:style-name="T61"><text:s/>(Entrega estándar, Exprés, Recogida en tienda).<text:s/></text:span><text:span text:style-name="T62"></text:span><text:span text:style-name="T63"><text:s/>Botón de radio</text:span></text:p>
      <text:p text:style-name="Normal"><text:span text:style-name="T64">8.</text:span><text:span text:style-name="T65">Preferencias de notificación</text:span><text:span text:style-name="T66"><text:s/>(Email, SMS, WhatsApp → se pueden elegir varias).<text:s/></text:span><text:span text:style-name="T67"></text:span><text:span text:style-name="T68"><text:s/>Casilla de verificación</text:span></text:p>
      <text:p text:style-name="Normal"><text:span text:style-name="T69">9.</text:span><text:span text:style-name="T70">Aceptar términos y condiciones</text:span><text:span text:style-name="T71"><text:s/>antes de finalizar la compra.<text:s/></text:span><text:span text:style-name="T72"></text:span><text:span text:style-name="T73"><text:s/>Casilla de verificación</text:span></text:p>
      <text:p text:style-name="Normal"><text:span text:style-name="T74">10.</text:span><text:span text:style-name="T75">Progreso del pedido durante la compra.</text:span><text:span text:style-name="T76"><text:s/></text:span><text:span text:style-name="T77"></text:span><text:span text:style-name="T78"><text:s/>Barra de progreso</text:span></text:p>
      <text:p text:style-name="Normal"><text:span text:style-name="T79">11.</text:span><text:span text:style-name="T80">Confirmar la compra.</text:span><text:span text:style-name="T81"><text:s/></text:span><text:span text:style-name="T82"></text:span><text:span text:style-name="T83"><text:s/></text:span><text:span text:style-name="T84">Botón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0-08T06:23:00Z</meta:creation-date>
    <dc:date>2025-10-08T08:09:00Z</dc:date>
    <meta:template xlink:href="Normal.dotm" xlink:type="simple"/>
    <meta:editing-cycles>3</meta:editing-cycles>
    <meta:editing-duration>PT1800S</meta:editing-duration>
    <meta:document-statistic meta:page-count="1" meta:paragraph-count="2" meta:word-count="215" meta:character-count="1398" meta:row-count="9" meta:non-whitespace-character-count="1185"/>
  </office:meta>
</office:document-meta>
</file>